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shapes>
          <draw:frame draw:z-index="0" draw:style-name="gr1" draw:text-style-name="P1" svg:width="15.999cm" svg:height="8.999cm" svg:x="0.363cm" svg:y="11.636cm">
            <draw:object draw:notify-on-update-of-ranges="final.A1:final.A1 final.A2:final.A21 final.B1:final.B1 final.B2:final.B21 final.C1:final.C1 final.C2:final.C21 final.D1:final.D1 final.D2:final.D21 final.E1:final.E1 final.E2:final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27" calcext:value-type="float">
            <text:p>61027</text:p>
          </table:table-cell>
          <table:table-cell office:value-type="float" office:value="61147" calcext:value-type="float">
            <text:p>61147</text:p>
          </table:table-cell>
          <table:table-cell office:value-type="float" office:value="61947" calcext:value-type="float">
            <text:p>61947</text:p>
          </table:table-cell>
          <table:table-cell office:value-type="float" office:value="61757" calcext:value-type="float">
            <text:p>61757</text:p>
          </table:table-cell>
          <table:table-cell/>
          <table:table-cell table:formula="of:=COUNT([.B2:.C21])" office:value-type="float" office:value="31" calcext:value-type="float">
            <text:p>31</text:p>
          </table:table-cell>
          <table:table-cell office:value-type="string" calcext:value-type="string">
            <text:p><text:a xlink:href="mailto:leandro.boisselier@gmail.com" xlink:type="simple">leandro.boisselier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3247" calcext:value-type="float">
            <text:p>63247</text:p>
          </table:table-cell>
          <table:table-cell table:number-columns-repeated="3"/>
          <table:table-cell table:formula="of:=COUNT([.D2:.E21])" office:value-type="float" office:value="24" calcext:value-type="float">
            <text:p>24</text:p>
          </table:table-cell>
          <table:table-cell office:value-type="string" calcext:value-type="string">
            <text:p><text:a xlink:href="mailto:lmbsoft@gmail.com" xlink:type="simple">lmbsoft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77" calcext:value-type="float">
            <text:p>62677</text:p>
          </table:table-cell>
          <table:table-cell office:value-type="float" office:value="62417" calcext:value-type="float">
            <text:p>62417</text:p>
          </table:table-cell>
          <table:table-cell office:value-type="float" office:value="63707" calcext:value-type="float">
            <text:p>63707</text:p>
          </table:table-cell>
          <table:table-cell office:value-type="float" office:value="62567" calcext:value-type="float">
            <text:p>625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3787" calcext:value-type="float">
            <text:p>637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3137" calcext:value-type="float">
            <text:p>631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4327" calcext:value-type="float">
            <text:p>643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317" calcext:value-type="float">
            <text:p>63317</text:p>
          </table:table-cell>
          <table:table-cell office:value-type="float" office:value="63097" calcext:value-type="float">
            <text:p>63097</text:p>
          </table:table-cell>
          <table:table-cell office:value-type="float" office:value="63827" calcext:value-type="float">
            <text:p>6382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97" calcext:value-type="float">
            <text:p>62097</text:p>
          </table:table-cell>
          <table:table-cell office:value-type="float" office:value="63897" calcext:value-type="float">
            <text:p>63897</text:p>
          </table:table-cell>
          <table:table-cell office:value-type="float" office:value="63507" calcext:value-type="float">
            <text:p>6350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67" calcext:value-type="float">
            <text:p>63667</text:p>
          </table:table-cell>
          <table:table-cell office:value-type="float" office:value="63557" calcext:value-type="float">
            <text:p>63557</text:p>
          </table:table-cell>
          <table:table-cell office:value-type="float" office:value="63087" calcext:value-type="float">
            <text:p>6308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3967" calcext:value-type="float">
            <text:p>639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327" calcext:value-type="float">
            <text:p>63327</text:p>
          </table:table-cell>
          <table:table-cell office:value-type="float" office:value="63917" calcext:value-type="float">
            <text:p>63917</text:p>
          </table:table-cell>
          <table:table-cell office:value-type="float" office:value="63447" calcext:value-type="float">
            <text:p>63447</text:p>
          </table:table-cell>
          <table:table-cell office:value-type="float" office:value="62287" calcext:value-type="float">
            <text:p>6228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4347" calcext:value-type="float">
            <text:p>643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77" calcext:value-type="float">
            <text:p>62977</text:p>
          </table:table-cell>
          <table:table-cell office:value-type="float" office:value="64717" calcext:value-type="float">
            <text:p>64717</text:p>
          </table:table-cell>
          <table:table-cell office:value-type="float" office:value="63777" calcext:value-type="float">
            <text:p>6377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4327" calcext:value-type="float">
            <text:p>64327</text:p>
          </table:table-cell>
          <table:table-cell office:value-type="float" office:value="63377" calcext:value-type="float">
            <text:p>63377</text:p>
          </table:table-cell>
          <table:table-cell office:value-type="float" office:value="62277" calcext:value-type="float">
            <text:p>6227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87" calcext:value-type="float">
            <text:p>62187</text:p>
          </table:table-cell>
          <table:table-cell office:value-type="float" office:value="64457" calcext:value-type="float">
            <text:p>64457</text:p>
          </table:table-cell>
          <table:table-cell office:value-type="float" office:value="63317" calcext:value-type="float">
            <text:p>63317</text:p>
          </table:table-cell>
          <table:table-cell office:value-type="float" office:value="62327" calcext:value-type="float">
            <text:p>623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4417" calcext:value-type="float">
            <text:p>64417</text:p>
          </table:table-cell>
          <table:table-cell table:number-columns-repeated="3"/>
          <table:table-cell table:formula="of:=MAX([.B2:.E21])" office:value-type="float" office:value="64747" calcext:value-type="float">
            <text:p>647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707" calcext:value-type="float">
            <text:p>63707</text:p>
          </table:table-cell>
          <table:table-cell office:value-type="float" office:value="64747" calcext:value-type="float">
            <text:p>64747</text:p>
          </table:table-cell>
          <table:table-cell office:value-type="float" office:value="63437" calcext:value-type="float">
            <text:p>6343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4557" calcext:value-type="float">
            <text:p>645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797" calcext:value-type="float">
            <text:p>63797</text:p>
          </table:table-cell>
          <table:table-cell office:value-type="float" office:value="64427" calcext:value-type="float">
            <text:p>64427</text:p>
          </table:table-cell>
          <table:table-cell office:value-type="float" office:value="63327" calcext:value-type="float">
            <text:p>63327</text:p>
          </table:table-cell>
          <table:table-cell office:value-type="float" office:value="61917" calcext:value-type="float">
            <text:p>619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787" calcext:value-type="float">
            <text:p>63787</text:p>
          </table:table-cell>
          <table:table-cell office:value-type="float" office:value="64357" calcext:value-type="float">
            <text:p>64357</text:p>
          </table:table-cell>
          <table:table-cell office:value-type="float" office:value="63287" calcext:value-type="float">
            <text:p>63287</text:p>
          </table:table-cell>
          <table:table-cell office:value-type="float" office:value="61887" calcext:value-type="float">
            <text:p>61887</text:p>
          </table:table-cell>
          <table:table-cell table:number-columns-repeated="3"/>
        </table:table-row>
      </table:table>
      <table:table table:name="iteracion74" table:style-name="ta1">
        <table:shapes>
          <draw:frame draw:z-index="0" draw:style-name="gr1" draw:text-style-name="P1" svg:width="15.999cm" svg:height="8.999cm" svg:x="0.363cm" svg:y="11.636cm">
            <draw:object draw:notify-on-update-of-ranges="iteracion74.A2:iteracion74.A21 iteracion74.B1:iteracion74.B1 iteracion74.B2:iteracion74.B21 iteracion74.C1:iteracion74.C1 iteracion74.C2:iteracion74.C21 iteracion74.D1:iteracion74.D1 iteracion74.D2:iteracion74.D21 iteracion74.E1:iteracion74.E1 iteracion74.E2:iteracion74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6147" calcext:value-type="float">
            <text:p>56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8657" calcext:value-type="float">
            <text:p>5865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8617" calcext:value-type="float">
            <text:p>58617</text:p>
          </table:table-cell>
          <table:table-cell/>
          <table:table-cell table:formula="of:=MAX([.B2:.E21])" office:value-type="float" office:value="60247" calcext:value-type="float">
            <text:p>60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9817" calcext:value-type="float">
            <text:p>598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59867" calcext:value-type="float">
            <text:p>598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0247" calcext:value-type="float">
            <text:p>602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9817" calcext:value-type="float">
            <text:p>598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7:33:34.444936980</meta:creation-date>
    <dc:date>2024-05-13T23:41:37.540871374</dc:date>
    <meta:editing-duration>PT2H22M21S</meta:editing-duration>
    <meta:editing-cycles>13</meta:editing-cycles>
    <meta:generator>LibreOffice/6.4.7.2$Linux_X86_64 LibreOffice_project/40$Build-2</meta:generator>
    <meta:document-statistic meta:table-count="2" meta:cell-count="1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Análisis carga kaggle</text:p>
        </chart:title>
        <chart:subtitle svg:x="6.25cm" svg:y="1.275cm" chart:style-name="ch3">
          <text:p>leaderboard público</text:p>
        </chart:subtitle>
        <chart:legend chart:legend-position="end" svg:x="13.73cm" svg:y="3.454cm" style:legend-expansion="high" chart:style-name="ch4"/>
        <chart:plot-area chart:style-name="ch5" table:cell-range-address="final.A1:final.E21" chart:data-source-has-labels="both" svg:x="1.331cm" svg:y="2.138cm" svg:width="12.079cm" svg:height="5.701cm">
          <chartooo:coordinate-region svg:x="2.508cm" svg:y="2.337cm" svg:width="10.71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corte</text:p>
            </chart:title>
            <chart:categories table:cell-range-address="final.A2:final.A21"/>
          </chart:axis>
          <chart:axis chart:dimension="y" chart:name="primary-y" chart:style-name="ch6">
            <chart:title svg:x="0.451cm" svg:y="5.561cm" chart:style-name="ch8">
              <text:p>semilla</text:p>
            </chart:title>
            <chart:grid chart:style-name="ch9" chart:class="major"/>
          </chart:axis>
          <chart:series chart:style-name="ch10" chart:values-cell-range-address="final.B2:final.B21" chart:label-cell-address="final.B1:final.B1" chart:class="chart:line">
            <chart:data-point chart:repeated="20"/>
          </chart:series>
          <chart:series chart:style-name="ch11" chart:values-cell-range-address="final.C2:final.C21" chart:label-cell-address="final.C1:final.C1" chart:class="chart:line">
            <chart:data-point chart:repeated="20"/>
          </chart:series>
          <chart:series chart:style-name="ch12" chart:values-cell-range-address="final.D2:final.D21" chart:label-cell-address="final.D1:final.D1" chart:class="chart:line">
            <chart:data-point chart:repeated="20"/>
          </chart:series>
          <chart:series chart:style-name="ch13" chart:values-cell-range-address="final.E2:final.E21" chart:label-cell-address="final.E1:final.E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final.B1:final.B1</svg:desc>
                </draw:g>
              </table:table-cell>
              <table:table-cell office:value-type="string">
                <text:p>10500</text:p>
                <draw:g>
                  <svg:desc>final.C1:final.C1</svg:desc>
                </draw:g>
              </table:table-cell>
              <table:table-cell office:value-type="string">
                <text:p>11000</text:p>
                <draw:g>
                  <svg:desc>final.D1:final.D1</svg:desc>
                </draw:g>
              </table:table-cell>
              <table:table-cell office:value-type="string">
                <text:p>11500</text:p>
                <draw:g>
                  <svg:desc>final.E1:final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nal.A2:final.A21</svg:desc>
                </draw:g>
              </table:table-cell>
              <table:table-cell office:value-type="float" office:value="61027">
                <text:p>61027</text:p>
                <draw:g>
                  <svg:desc>final.B2:final.B21</svg:desc>
                </draw:g>
              </table:table-cell>
              <table:table-cell office:value-type="float" office:value="61147">
                <text:p>61147</text:p>
                <draw:g>
                  <svg:desc>final.C2:final.C21</svg:desc>
                </draw:g>
              </table:table-cell>
              <table:table-cell office:value-type="float" office:value="61947">
                <text:p>61947</text:p>
                <draw:g>
                  <svg:desc>final.D2:final.D21</svg:desc>
                </draw:g>
              </table:table-cell>
              <table:table-cell office:value-type="float" office:value="61757">
                <text:p>61757</text:p>
                <draw:g>
                  <svg:desc>final.E2:final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3247">
                <text:p>6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677">
                <text:p>62677</text:p>
              </table:table-cell>
              <table:table-cell office:value-type="float" office:value="62417">
                <text:p>62417</text:p>
              </table:table-cell>
              <table:table-cell office:value-type="float" office:value="63707">
                <text:p>63707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3787">
                <text:p>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3137">
                <text:p>6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317">
                <text:p>63317</text:p>
              </table:table-cell>
              <table:table-cell office:value-type="float" office:value="63097">
                <text:p>63097</text:p>
              </table:table-cell>
              <table:table-cell office:value-type="float" office:value="63827">
                <text:p>6382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097">
                <text:p>62097</text:p>
              </table:table-cell>
              <table:table-cell office:value-type="float" office:value="63897">
                <text:p>63897</text:p>
              </table:table-cell>
              <table:table-cell office:value-type="float" office:value="63507">
                <text:p>6350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667">
                <text:p>63667</text:p>
              </table:table-cell>
              <table:table-cell office:value-type="float" office:value="63557">
                <text:p>63557</text:p>
              </table:table-cell>
              <table:table-cell office:value-type="float" office:value="63087">
                <text:p>6308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3967">
                <text:p>6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27">
                <text:p>63327</text:p>
              </table:table-cell>
              <table:table-cell office:value-type="float" office:value="63917">
                <text:p>63917</text:p>
              </table:table-cell>
              <table:table-cell office:value-type="float" office:value="63447">
                <text:p>63447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4347">
                <text:p>6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77">
                <text:p>62977</text:p>
              </table:table-cell>
              <table:table-cell office:value-type="float" office:value="64717">
                <text:p>64717</text:p>
              </table:table-cell>
              <table:table-cell office:value-type="float" office:value="63777">
                <text:p>6377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63377">
                <text:p>63377</text:p>
              </table:table-cell>
              <table:table-cell office:value-type="float" office:value="62277">
                <text:p>62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187">
                <text:p>62187</text:p>
              </table:table-cell>
              <table:table-cell office:value-type="float" office:value="64457">
                <text:p>64457</text:p>
              </table:table-cell>
              <table:table-cell office:value-type="float" office:value="63317">
                <text:p>63317</text:p>
              </table:table-cell>
              <table:table-cell office:value-type="float" office:value="62327">
                <text:p>6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64417">
                <text:p>6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707">
                <text:p>63707</text:p>
              </table:table-cell>
              <table:table-cell office:value-type="float" office:value="64747">
                <text:p>64747</text:p>
              </table:table-cell>
              <table:table-cell office:value-type="float" office:value="63437">
                <text:p>6343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4557">
                <text:p>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797">
                <text:p>63797</text:p>
              </table:table-cell>
              <table:table-cell office:value-type="float" office:value="64427">
                <text:p>64427</text:p>
              </table:table-cell>
              <table:table-cell office:value-type="float" office:value="63327">
                <text:p>63327</text:p>
              </table:table-cell>
              <table:table-cell office:value-type="float" office:value="61917">
                <text:p>61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787">
                <text:p>63787</text:p>
              </table:table-cell>
              <table:table-cell office:value-type="float" office:value="64357">
                <text:p>64357</text:p>
              </table:table-cell>
              <table:table-cell office:value-type="float" office:value="63287">
                <text:p>63287</text:p>
              </table:table-cell>
              <table:table-cell office:value-type="float" office:value="61887">
                <text:p>61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Análisis carga kaggle</text:p>
        </chart:title>
        <chart:subtitle svg:x="6.25cm" svg:y="1.275cm" chart:style-name="ch3">
          <text:p>leaderboard público</text:p>
        </chart:subtitle>
        <chart:legend chart:legend-position="end" svg:x="13.73cm" svg:y="3.454cm" style:legend-expansion="high" chart:style-name="ch4"/>
        <chart:plot-area chart:style-name="ch5" table:cell-range-address="iteracion74.A1:iteracion74.E21" chart:data-source-has-labels="both" svg:x="1.331cm" svg:y="2.138cm" svg:width="12.079cm" svg:height="5.701cm">
          <chartooo:coordinate-region svg:x="2.508cm" svg:y="2.337cm" svg:width="10.71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corte</text:p>
            </chart:title>
            <chart:categories table:cell-range-address="iteracion74.A2:iteracion74.A21"/>
          </chart:axis>
          <chart:axis chart:dimension="y" chart:name="primary-y" chart:style-name="ch6">
            <chart:title svg:x="0.451cm" svg:y="5.561cm" chart:style-name="ch8">
              <text:p>semilla</text:p>
            </chart:title>
            <chart:grid chart:style-name="ch9" chart:class="major"/>
          </chart:axis>
          <chart:series chart:style-name="ch10" chart:values-cell-range-address="iteracion74.B2:iteracion74.B21" chart:label-cell-address="iteracion74.B1:iteracion74.B1" chart:class="chart:line">
            <chart:data-point chart:repeated="20"/>
          </chart:series>
          <chart:series chart:style-name="ch11" chart:values-cell-range-address="iteracion74.C2:iteracion74.C21" chart:label-cell-address="iteracion74.C1:iteracion74.C1" chart:class="chart:line">
            <chart:data-point chart:repeated="20"/>
          </chart:series>
          <chart:series chart:style-name="ch12" chart:values-cell-range-address="iteracion74.D2:iteracion74.D21" chart:label-cell-address="iteracion74.D1:iteracion74.D1" chart:class="chart:line">
            <chart:data-point chart:repeated="20"/>
          </chart:series>
          <chart:series chart:style-name="ch13" chart:values-cell-range-address="iteracion74.E2:iteracion74.E21" chart:label-cell-address="iteracion74.E1:iteracion74.E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iteracion74.B1:iteracion74.B1</svg:desc>
                </draw:g>
              </table:table-cell>
              <table:table-cell office:value-type="string">
                <text:p>10500</text:p>
                <draw:g>
                  <svg:desc>iteracion74.C1:iteracion74.C1</svg:desc>
                </draw:g>
              </table:table-cell>
              <table:table-cell office:value-type="string">
                <text:p>11000</text:p>
                <draw:g>
                  <svg:desc>iteracion74.D1:iteracion74.D1</svg:desc>
                </draw:g>
              </table:table-cell>
              <table:table-cell office:value-type="string">
                <text:p>11500</text:p>
                <draw:g>
                  <svg:desc>iteracion74.E1:iteracion74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teracion74.A2:iteracion74.A21</svg:desc>
                </draw:g>
              </table:table-cell>
              <table:table-cell office:value-type="float" office:value="NaN">
                <text:p>NaN</text:p>
                <draw:g>
                  <svg:desc>iteracion74.B2:iteracion74.B21</svg:desc>
                </draw:g>
              </table:table-cell>
              <table:table-cell office:value-type="float" office:value="NaN">
                <text:p>NaN</text:p>
                <draw:g>
                  <svg:desc>iteracion74.C2:iteracion74.C21</svg:desc>
                </draw:g>
              </table:table-cell>
              <table:table-cell office:value-type="float" office:value="NaN">
                <text:p>NaN</text:p>
                <draw:g>
                  <svg:desc>iteracion74.D2:iteracion74.D21</svg:desc>
                </draw:g>
              </table:table-cell>
              <table:table-cell office:value-type="float" office:value="NaN">
                <text:p>NaN</text:p>
                <draw:g>
                  <svg:desc>iteracion74.E2:iteracion74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47">
                <text:p>561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7">
                <text:p>58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17">
                <text:p>586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67">
                <text:p>598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47">
                <text:p>602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7">
                <text:p>59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